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4.207cm"/>
    </style:style>
    <style:style style:name="Tabla1.B" style:family="table-column">
      <style:table-column-properties style:column-width="5.9cm"/>
    </style:style>
    <style:style style:name="Tabla1.C" style:family="table-column">
      <style:table-column-properties style:column-width="6.906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1.C1" style:family="table-cell">
      <style:table-cell-properties fo:padding="0.097cm" fo:border="0.5pt solid #000000" style:writing-mode="page"/>
    </style:style>
    <style:style style:name="Tabla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officeooo:rsid="000d83c4" officeooo:paragraph-rsid="000d83c4"/>
    </style:style>
    <style:style style:name="P2" style:family="paragraph" style:parent-style-name="Standard">
      <style:text-properties fo:font-size="15pt" fo:font-weight="bold" officeooo:rsid="000d83c4" officeooo:paragraph-rsid="000d83c4" style:font-size-asian="15pt" style:font-weight-asian="bold" style:font-size-complex="15pt" style:font-weight-complex="bold"/>
    </style:style>
    <style:style style:name="P3" style:family="paragraph" style:parent-style-name="Standard">
      <style:text-properties officeooo:rsid="000e4e23" officeooo:paragraph-rsid="000e4e23"/>
    </style:style>
    <style:style style:name="P4" style:family="paragraph" style:parent-style-name="Standard">
      <style:text-properties officeooo:rsid="00102740" officeooo:paragraph-rsid="00102740"/>
    </style:style>
    <style:style style:name="P5" style:family="paragraph" style:parent-style-name="Standard">
      <style:text-properties officeooo:rsid="0013c3b6" officeooo:paragraph-rsid="0013c3b6"/>
    </style:style>
    <style:style style:name="P6" style:family="paragraph" style:parent-style-name="Standard">
      <style:text-properties officeooo:paragraph-rsid="000e4e23"/>
    </style:style>
    <style:style style:name="P7" style:family="paragraph" style:parent-style-name="Standard">
      <style:text-properties officeooo:rsid="001aefdf" officeooo:paragraph-rsid="001aefdf"/>
    </style:style>
    <style:style style:name="P8" style:family="paragraph" style:parent-style-name="Standard">
      <style:text-properties officeooo:rsid="001aefdf" officeooo:paragraph-rsid="001aefdf"/>
    </style:style>
    <style:style style:name="P9" style:family="paragraph" style:parent-style-name="Standard">
      <style:text-properties officeooo:rsid="000d83c4" officeooo:paragraph-rsid="000d83c4"/>
    </style:style>
    <style:style style:name="P10" style:family="paragraph" style:parent-style-name="Standard">
      <style:text-properties officeooo:rsid="001e79fa" officeooo:paragraph-rsid="001e79fa"/>
    </style:style>
    <style:style style:name="P11" style:family="paragraph" style:parent-style-name="Standard">
      <style:text-properties fo:font-weight="bold" officeooo:rsid="001e79fa" officeooo:paragraph-rsid="001e79fa" style:font-weight-asian="bold" style:font-weight-complex="bold"/>
    </style:style>
    <style:style style:name="P12" style:family="paragraph" style:parent-style-name="Standard">
      <style:text-properties fo:font-weight="bold" officeooo:rsid="00271fcc" officeooo:paragraph-rsid="00271fcc" style:font-weight-asian="bold" style:font-weight-complex="bold"/>
    </style:style>
    <style:style style:name="P13" style:family="paragraph" style:parent-style-name="Standard">
      <style:text-properties fo:font-weight="bold" officeooo:rsid="0027946c" officeooo:paragraph-rsid="0027946c" style:font-weight-asian="bold" style:font-weight-complex="bold"/>
    </style:style>
    <style:style style:name="P14" style:family="paragraph" style:parent-style-name="Standard">
      <style:text-properties officeooo:rsid="00209f27" officeooo:paragraph-rsid="00209f27"/>
    </style:style>
    <style:style style:name="P15" style:family="paragraph" style:parent-style-name="Standard">
      <style:text-properties officeooo:rsid="002124e8" officeooo:paragraph-rsid="002124e8"/>
    </style:style>
    <style:style style:name="P16" style:family="paragraph" style:parent-style-name="Standard">
      <style:text-properties officeooo:paragraph-rsid="00209f27"/>
    </style:style>
    <style:style style:name="P17" style:family="paragraph" style:parent-style-name="Standard">
      <style:text-properties officeooo:rsid="002410b4" officeooo:paragraph-rsid="002410b4"/>
    </style:style>
    <style:style style:name="P18" style:family="paragraph" style:parent-style-name="Standard">
      <style:paragraph-properties fo:text-align="start" style:justify-single-word="false"/>
      <style:text-properties officeooo:rsid="002410b4" officeooo:paragraph-rsid="002410b4"/>
    </style:style>
    <style:style style:name="P19" style:family="paragraph" style:parent-style-name="Standard">
      <style:text-properties officeooo:rsid="00246109" officeooo:paragraph-rsid="00246109"/>
    </style:style>
    <style:style style:name="P20" style:family="paragraph" style:parent-style-name="Standard">
      <style:text-properties officeooo:rsid="002647d7" officeooo:paragraph-rsid="002647d7"/>
    </style:style>
    <style:style style:name="P21" style:family="paragraph" style:parent-style-name="Standard">
      <style:text-properties officeooo:rsid="00271fcc" officeooo:paragraph-rsid="00271fcc"/>
    </style:style>
    <style:style style:name="P22" style:family="paragraph" style:parent-style-name="Standard">
      <style:text-properties officeooo:paragraph-rsid="000d83c4"/>
    </style:style>
    <style:style style:name="P23" style:family="paragraph" style:parent-style-name="Standard">
      <style:paragraph-properties fo:break-before="page"/>
      <style:text-properties officeooo:rsid="000d83c4" officeooo:paragraph-rsid="000d83c4"/>
    </style:style>
    <style:style style:name="P24" style:family="paragraph" style:parent-style-name="Standard">
      <style:paragraph-properties fo:break-before="page"/>
      <style:text-properties officeooo:rsid="00209f27" officeooo:paragraph-rsid="00209f27"/>
    </style:style>
    <style:style style:name="P25" style:family="paragraph" style:parent-style-name="Table_20_Contents">
      <style:text-properties officeooo:rsid="001e79fa" officeooo:paragraph-rsid="001e79fa"/>
    </style:style>
    <style:style style:name="P26" style:family="paragraph" style:parent-style-name="Table_20_Contents">
      <style:text-properties officeooo:rsid="001ee7aa" officeooo:paragraph-rsid="001ee7aa"/>
    </style:style>
    <style:style style:name="P27" style:family="paragraph" style:parent-style-name="Table_20_Contents">
      <style:text-properties officeooo:rsid="00209f27" officeooo:paragraph-rsid="00209f27"/>
    </style:style>
    <style:style style:name="T1" style:family="text">
      <style:text-properties officeooo:rsid="000e5da6"/>
    </style:style>
    <style:style style:name="T2" style:family="text">
      <style:text-properties officeooo:rsid="00114f29"/>
    </style:style>
    <style:style style:name="T3" style:family="text">
      <style:text-properties officeooo:rsid="00127de5"/>
    </style:style>
    <style:style style:name="T4" style:family="text">
      <style:text-properties officeooo:rsid="0014c9ab"/>
    </style:style>
    <style:style style:name="T5" style:family="text">
      <style:text-properties officeooo:rsid="00153c53"/>
    </style:style>
    <style:style style:name="T6" style:family="text">
      <style:text-properties officeooo:rsid="00156f9c"/>
    </style:style>
    <style:style style:name="T7" style:family="text">
      <style:text-properties officeooo:rsid="00175de4"/>
    </style:style>
    <style:style style:name="T8" style:family="text">
      <style:text-properties officeooo:rsid="000e4e23"/>
    </style:style>
    <style:style style:name="T9" style:family="text">
      <style:text-properties officeooo:rsid="0018f8a4"/>
    </style:style>
    <style:style style:name="T10" style:family="text">
      <style:text-properties officeooo:rsid="001abc77"/>
    </style:style>
    <style:style style:name="T11" style:family="text">
      <style:text-properties officeooo:rsid="001aefdf"/>
    </style:style>
    <style:style style:name="T12" style:family="text">
      <style:text-properties officeooo:rsid="001c13ab"/>
    </style:style>
    <style:style style:name="T13" style:family="text">
      <style:text-properties officeooo:rsid="001dd871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209f27"/>
    </style:style>
    <style:style style:name="T16" style:family="text">
      <style:text-properties officeooo:rsid="002124e8"/>
    </style:style>
    <style:style style:name="T17" style:family="text">
      <style:text-properties officeooo:rsid="00228e10"/>
    </style:style>
    <style:style style:name="T18" style:family="text">
      <style:text-properties officeooo:rsid="002410b4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27946c" style:font-weight-asian="normal" style:font-weight-complex="normal"/>
    </style:style>
    <style:style style:name="T21" style:family="text">
      <style:text-properties officeooo:rsid="00249dce"/>
    </style:style>
    <style:style style:name="T22" style:family="text">
      <style:text-properties officeooo:rsid="00271fcc"/>
    </style:style>
    <style:style style:name="T23" style:family="text">
      <style:text-properties officeooo:rsid="000d83c4"/>
    </style:style>
    <style:style style:name="T24" style:family="text">
      <style:text-properties officeooo:rsid="002794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plicacioens actividades tema 7:</text:p>
      <text:p text:style-name="P1"/>
      <text:p text:style-name="P1">Actividad 1:</text:p>
      <text:p text:style-name="P4">1 <text:span text:style-name="T2">Verdadera.</text:span></text:p>
      <text:p text:style-name="P4">2 Falso. No comparten nada ni reloj ni memoria, cada uno tiene su reloj.</text:p>
      <text:p text:style-name="P4">3 Verdadera. Es la definicion del sistema distribuido.</text:p>
      <text:p text:style-name="P4">4 <text:span text:style-name="T2">Falso. En un sistema en res si, pero en un sistema distribuido no, porque pedimos transparencia.</text:span></text:p>
      <text:p text:style-name="P4">5 <text:span text:style-name="T3">Verdadero. Si es un unico proceso, se ejecuta en un unico nodo y eso no es un sistema distribuido. Si solo tenemos una, no es un sistema distribuido.</text:span></text:p>
      <text:p text:style-name="P1"/>
      <text:p text:style-name="P10">Activitat 2: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25">a. Poliformat</text:p>
          </table:table-cell>
          <table:table-cell table:style-name="Tabla1.C1" office:value-type="string">
            <text:p text:style-name="P25">b.Correu</text:p>
          </table:table-cell>
        </table:table-row>
        <table:table-row>
          <table:table-cell table:style-name="Tabla1.A2" office:value-type="string">
            <text:p text:style-name="P10"><text:span text:style-name="T14">Transparencia</text:span> (de distribució) Imatge de sistema únic.</text:p>
          </table:table-cell>
          <table:table-cell table:style-name="Tabla1.A2" office:value-type="string">
            <text:p text:style-name="P25">No se nota</text:p>
          </table:table-cell>
          <table:table-cell table:style-name="Tabla1.C2" office:value-type="string">
            <text:p text:style-name="P25">Sestableix una jerarquia entre el servidor que envia i el que rep. En la jerarquia estableix un cami. Aixo es perque hotmail i gmail son servidors diferents.</text:p>
            <text:p text:style-name="P25">Esta jerarquia es un enorme sistema distribuit al llarg del mon.</text:p>
            <text:p text:style-name="P25">Te transparencia de distribucio. Tu no saps el cami o nodes per on pasa el correu. Saps que arriba.</text:p>
          </table:table-cell>
        </table:table-row>
        <table:table-row>
          <table:table-cell table:style-name="Tabla1.A2" office:value-type="string">
            <text:p text:style-name="P11">Disponibilidad</text:p>
          </table:table-cell>
          <table:table-cell table:style-name="Tabla1.A2" office:value-type="string">
            <text:p text:style-name="P26">99,5% almenys segons el profe.</text:p>
          </table:table-cell>
          <table:table-cell table:style-name="Tabla1.C2" office:value-type="string">
            <text:p text:style-name="P26">Sempre va el correu 99,9999</text:p>
          </table:table-cell>
        </table:table-row>
        <table:table-row>
          <table:table-cell table:style-name="Tabla1.A2" office:value-type="string">
            <text:p text:style-name="P11">Escalabilidad</text:p>
          </table:table-cell>
          <table:table-cell table:style-name="Tabla1.A2" office:value-type="string">
            <text:p text:style-name="P25"/>
          </table:table-cell>
          <table:table-cell table:style-name="Tabla1.C2" office:value-type="string">
            <text:p text:style-name="P27">Per escalar a nivel global no podem utilitzar una maquina nomes. Te que ser un sistema distribuit</text:p>
          </table:table-cell>
        </table:table-row>
        <table:table-row>
          <table:table-cell table:style-name="Tabla1.A2" office:value-type="string">
            <text:p text:style-name="P11">Seguridad</text:p>
          </table:table-cell>
          <table:table-cell table:style-name="Tabla1.A2" office:value-type="string">
            <text:p text:style-name="P27">Les credencials del DNI i el PASS, xifrat</text:p>
          </table:table-cell>
          <table:table-cell table:style-name="Tabla1.C2" office:value-type="string">
            <text:p text:style-name="P27">Correu i contrasenya, misssatge al movil de dos pasos, xifrat</text:p>
            <text:p text:style-name="P27"/>
          </table:table-cell>
        </table:table-row>
      </table:table>
      <text:p text:style-name="P10"/>
      <text:p text:style-name="P1"/>
      <text:p text:style-name="P1">Actividad 3:</text:p>
      <text:p text:style-name="P5">a) Transparencia de concurrencia.</text:p>
      <text:p text:style-name="P5">b) <text:span text:style-name="T4">Transparencia de migración y reubicación.</text:span></text:p>
      <text:p text:style-name="P5">c) <text:span text:style-name="T4">Transparencia de ubicación</text:span></text:p>
      <text:p text:style-name="P5">d) <text:span text:style-name="T5">Transparencia de fallos / falladas.</text:span></text:p>
      <text:p text:style-name="P5">e) <text:span text:style-name="T6">Transparencia de replicación</text:span></text:p>
      <text:p text:style-name="P1"/>
      <text:p text:style-name="P1"/>
      <text:p text:style-name="P1">Actividad 4:</text:p>
      <text:p text:style-name="P3">1. <text:span text:style-name="T7">Servicions de nombres: Transparencia de ubicación (los clientes no saben donde esta el objeto), </text:span></text:p>
      <text:p text:style-name="P6"><text:span text:style-name="T8">2. Replicacion: Tiene transparencia de replicacion </text:span><text:span text:style-name="T1">(tiene varias copias)</text:span><text:span text:style-name="T8">, </text:span><text:span text:style-name="T7">transparencia de falladas.</text:span></text:p>
      <text:p text:style-name="P3">3.<text:span text:style-name="T7">Detectores de fallos: </text:span><text:span text:style-name="T9">Transparencia de falladas.</text:span></text:p>
      <text:p text:style-name="P3">4.<text:span text:style-name="T7">Identificacion de los recursos con nombres simbolicos unicos: </text:span><text:span text:style-name="T9">Transparencia de ubicación. (y de acceso indirectamente)</text:span></text:p>
      <text:p text:style-name="P3">5.<text:span text:style-name="T7">Algoritmos tolerantes a fallos: </text:span><text:span text:style-name="T9">Transparencia de falladas.</text:span></text:p>
      <text:p text:style-name="P3">6.<text:span text:style-name="T7">Algoritmos de balanceo de carga </text:span><text:span text:style-name="T10">(equilibrado de carga)</text:span><text:span text:style-name="T7">: </text:span><text:span text:style-name="T10">transparencia de concurrencia</text:span></text:p>
      <text:p text:style-name="P3">7.<text:span text:style-name="T7">Algoritmos para ofrecer consistencia: </text:span><text:span text:style-name="T10">transparencia de </text:span></text:p>
      <text:p text:style-name="P1"/>
      <text:p text:style-name="P1"/>
      <text:p text:style-name="P24">Activitat 5:</text:p>
      <text:p text:style-name="P14">a) Diferencia entre replicacion activa y pasiva:</text:p>
      <text:p text:style-name="P14"><text:tab/><text:span text:style-name="T14">Replicacio ACTIVA:</text:span></text:p>
      <text:p text:style-name="P14"><text:tab/>Pas1: La peticio la reben totes les repliques.</text:p>
      <text:p text:style-name="P14"><text:tab/>Pas2: Totes les repliques apliquen l’operacio que correspon a la peticio. <text:span text:style-name="T16">Amb largorisme de difusio se garanteix que els missatges arriben en l’ordre que toca.</text:span></text:p>
      <text:p text:style-name="P14"><text:tab/><text:span text:style-name="T16">Pas3: Respondre al client.</text:span></text:p>
      <text:p text:style-name="P14"/>
      <text:p text:style-name="P15">Caracteristiques:</text:p>
      <text:p text:style-name="P15"><text:tab/><text:span text:style-name="T18">Pros:</text:span></text:p>
      <text:p text:style-name="P14"><text:tab/>-<text:span text:style-name="T16">Suporta fallades Bizantines: El client si totes les resposetes son iguals, en tria una i descarta les altres. Si alguna fallara… Tria la que te majoria (fallades Bizantines).</text:span></text:p>
      <text:p text:style-name="P14"><text:tab/>-<text:span text:style-name="T16">No necesita reconfiguracio en cas de que fallara. La replica que va mal se dona de baixa i ja esta. No necessita la reconfiguracio.</text:span></text:p>
      <text:p text:style-name="P14"><text:tab/><text:span text:style-name="T18">Cons:</text:span></text:p>
      <text:p text:style-name="P14"><text:tab/>-<text:span text:style-name="T16">No suporta operacions NO deterministes: Operacions que no donen sempre el mateix resultat sobre en valor d’entrada. Per exemple una funcio que done valors aleatoris. </text:span><text:span text:style-name="T17">Si cada replica dona valors distints (per ser aleatoris) quedaria com a que totes van malament.</text:span></text:p>
      <text:p text:style-name="P14"><text:tab/>-<text:span text:style-name="T17">No garanteix semantica “at most once”: Per exemple anar a pagar i tindre que pagar un mateix carret diverses vegades. </text:span><text:span text:style-name="T18">No te sentit pagar 5 voltes perque hi hajen 5 repliques que no veiem.</text:span></text:p>
      <text:p text:style-name="P14"/>
      <text:p text:style-name="P14"><text:tab/><text:span text:style-name="T14">Replicacio PASIVA:</text:span></text:p>
      <text:p text:style-name="P16"><text:span text:style-name="T15"><text:tab/></text:span><text:span text:style-name="T16">Hi ha una copia primaria que esta activa. Les altres secundaries no, estan per darrere. La primaria es la que interactua amb el client, ella rep les peticions dels clients i ella respon als clients. Les repliques pasives tenen que estar sincronitzades. Abans de que la primaria conteste al client, actualitza les secundaries i les sincronitza. Una vegada sincronitzades, la primaria contesta al client. Tenen que estar actualitzades per si fallara la primaria, poder substituirla i que estiguen actualitzades</text:span></text:p>
      <text:p text:style-name="P16"/>
      <text:p text:style-name="P17">Caracteristiques: Al contrari que la activa:</text:p>
      <text:p text:style-name="P17"><text:tab/>Pros:</text:p>
      <text:p text:style-name="P17"><text:tab/>-Soporta operacions no deterministes. La funcio aleatoria s’aplica en la activa, actualitza a les copies i li torna el valor aleatori al client.</text:p>
      <text:p text:style-name="P17"><text:tab/>-Garanteix la semantica com a maxima una vegada: La operacio s’aplica en la primaria una vegada.</text:p>
      <text:p text:style-name="P17"/>
      <text:p text:style-name="P17"><text:tab/>Cons:</text:p>
      <text:p text:style-name="P17"><text:tab/>-No suporta fallades bizantines: El client rep una copia, no pot saber si es correcte o no.</text:p>
      <text:p text:style-name="P18"><text:tab/>-Si falla necesita reconfiguracio si es la copia primaria. Si fallara una secundaria no fa falta fer res, se lleva i segueix funcionant. Si falla la primaria, necesita reconfiguracio, cal triar a una secundaria, la mes actualitzada per a que siga la nova primaria. Es el <text:span text:style-name="T14">algorisme de seleccio de lider</text:span><text:span text:style-name="T19"> no es instantani i costa un poc de temps escollir la nova primaria. Si falla l’usuari no s’entera pero pot tardar-li mes la resposta.</text:span></text:p>
      <text:p text:style-name="P14"/>
      <text:p text:style-name="P14">b) Que es la “consistencia” entre replicas? Que tipos de consistencia existen?</text:p>
      <text:p text:style-name="P1"/>
      <text:p text:style-name="P19">Les garanties de que totes les repliques tenen els mateixos valors. Que estan sincronitzades.</text:p>
      <text:p text:style-name="P17"/>
      <text:p text:style-name="P17"/>
      <text:p text:style-name="P17"/>
      <text:p text:style-name="P17"/>
      <text:p text:style-name="P17"><text:soft-page-break/>Tipos: Forta(costosa), debil(barata) i escalable</text:p>
      <text:p text:style-name="P17"/>
      <text:p text:style-name="P17">Forta: Esperar tots els reconeiximents del Pas3 (experar que les teves repliques estiguen actualitzades) i quan han arribat tots, inicia el Pas 4 (contestar al client). Es mes cara perque cal esperar. <text:span text:style-name="T21">Si tinguerem moltisimes repliques a nivell global i cal esperar totes les contestacions, aixo costa molt de temps.</text:span></text:p>
      <text:p text:style-name="P17"/>
      <text:p text:style-name="P17">Debil: Aquesta inicialitza el pas4 de contestar al client abans de rebre totes les confirmacions de les copies que estan actulaitzades (Pas3)</text:p>
      <text:p text:style-name="P17"/>
      <text:p text:style-name="P19">Escalable: A mitges entre una i l’altra</text:p>
      <text:p text:style-name="P19"/>
      <text:p text:style-name="P20">Activitat 6:</text:p>
      <text:p text:style-name="P20">Pregunta en replicacio PASIVA:</text:p>
      <text:p text:style-name="P20"><text:tab/>Ho he contestat abans. Si falla secundaria, no fa falta fer res. Si falla la primaria, cal elegir al nou primari dels secundaris. El Algorisme de eleccio del lider.</text:p>
      <text:p text:style-name="P19"/>
      <text:p text:style-name="P21">Activitat 7:</text:p>
      <text:p text:style-name="P21">a)Que es la disponibilidad? Que factores afectan a la disponibilidad?</text:p>
      <text:p text:style-name="P21">Probabilitat de que intentes utilitzar un sistema i pugues fer-ho</text:p>
      <text:p text:style-name="P21"/>
      <text:p text:style-name="P21">Li afecten tasques de manteniment, fallades (si no son transparents per a l’usuari), atacs de denegacio de servei</text:p>
      <text:p text:style-name="P19"/>
      <text:p text:style-name="P1">Actividad <text:span text:style-name="T11">8</text:span>:</text:p>
      <text:p text:style-name="P7">1. Falso. Queremos disponibilidad</text:p>
      <text:p text:style-name="P7">2. Verdadero. </text:p>
      <text:p text:style-name="P7">3. Falso. La consistencia debil no da esa garantia.</text:p>
      <text:p text:style-name="P7">4. Falso. La compuesta es un fallo simple y mientras estas reparando la simple sale otra. En caso de particion.</text:p>
      <text:p text:style-name="P7">5.Fals. Les bizantines no son detectables. Las de parada y temporizacion si son detectables.</text:p>
      <text:p text:style-name="P7">6. Ambigua. Por culpa del “consiste en” que dice que es una unica posibilidad y hay otros casos</text:p>
      <text:p text:style-name="P7">7. <text:span text:style-name="T12">Verdadera</text:span></text:p>
      <text:p text:style-name="P7">8. <text:span text:style-name="T12">Verdadero. Da una respuesta erronea pero no sabemos que es erronea. No es como dar un factorial negativo, que ahi si que sabes que esta mal.</text:span></text:p>
      <text:p text:style-name="P7">9.<text:span text:style-name="T12">Verdadero. <text:s/>Minima cantidad de votos que debe tener para darlo por cierto. Es una votacion. Un minimo de votos para que sea legal.</text:span></text:p>
      <text:p text:style-name="P7">10.<text:span text:style-name="T12">Falso. Realmente no se pueden tener las tres cosas. Solo dos de ellas.</text:span></text:p>
      <text:p text:style-name="P7">11. <text:span text:style-name="T12">Verdadero. Se trata de determinar si se expulsa a uno o no por haber fallado y se necesita un consenso.</text:span></text:p>
      <text:p text:style-name="P7">12. <text:span text:style-name="T12">Verdadero.</text:span></text:p>
      <text:p text:style-name="P7"/>
      <text:p text:style-name="P7"/>
      <text:p text:style-name="P1"/>
      <text:p text:style-name="P1"/>
      <text:p text:style-name="P1"/>
      <text:p text:style-name="P1">Actividad <text:span text:style-name="T13">9</text:span>:</text:p>
      <text:p text:style-name="P1"/>
      <text:p text:style-name="P1"/>
      <text:p text:style-name="P1"/>
      <text:p text:style-name="P1"/>
      <text:p text:style-name="P23">Actividad <text:span text:style-name="T22">10</text:span>:</text:p>
      <text:p text:style-name="P22"><text:span text:style-name="T23">-</text:span><text:span text:style-name="T22">Particiones: Fallo Compost i detectab</text:span><text:span text:style-name="T24">l</text:span><text:span text:style-name="T22">e. &gt;&gt; Replicació, quorum i teorema CAP.</text:span></text:p>
      <text:p text:style-name="P1">-<text:span text:style-name="T24">Fallo de respuesta detectable (no contesta[fallada parada o fallada temporitzacio(es lento)] o contesta mal): Fallo simple y detectable. &gt;&gt; Replicació.</text:span></text:p>
      <text:p text:style-name="P1">-<text:span text:style-name="T24">Temporizacion: Simple y detectable.</text:span></text:p>
      <text:p text:style-name="P1">-<text:span text:style-name="T24">Fallo parada: Simple i detectable</text:span></text:p>
      <text:p text:style-name="P1">-<text:span text:style-name="T24">Fallo Bizantino: Simple i no detectable.</text:span></text:p>
      <text:p text:style-name="P1"/>
      <text:p text:style-name="P21">VOCABULARIO PARA ARRIBA:</text:p>
      <text:p text:style-name="P12">-Particions:<text:span text:style-name="T19"> Tens uns nodes i estan conectats entre ells tots… Se produeix la particio i queden dividits en 2 o mes subgrups. Eixos subgrups son les particions.</text:span></text:p>
      <text:p text:style-name="P12"><text:span text:style-name="T19">-</text:span>Quorum:<text:span text:style-name="T19"> </text:span><text:span text:style-name="T20">Si hi han diverses particions, nomes pot funcionar una particio… La particio escollida s’estableix amb un quorum. Que es la quantitat de copies que te.</text:span></text:p>
      <text:p text:style-name="P13">CAP:<text:span text:style-name="T19"> Nomes podem triar dos de les tres. </text:span></text:p>
      <text:p text:style-name="P1"/>
      <text:p text:style-name="P1">Actividad :</text:p>
      <text:p text:style-name="P1"/>
      <text:p text:style-name="P1"/>
      <text:p text:style-name="P1"/>
      <text:p text:style-name="P1">Actividad :</text:p>
      <text:p text:style-name="P1"/>
      <text:p text:style-name="P1"/>
      <text:p text:style-name="P1"/>
      <text:p text:style-name="P1">Actividad :</text:p>
      <text:p text:style-name="P1"/>
      <text:p text:style-name="P1"/>
      <text:p text:style-name="P1"/>
      <text:p text:style-name="P1">Actividad :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5T10:22:10.219000000</meta:creation-date>
    <meta:generator>LibreOffice/7.0.1.2$Windows_X86_64 LibreOffice_project/7cbcfc562f6eb6708b5ff7d7397325de9e764452</meta:generator>
    <dc:date>2021-04-23T14:30:03.839000000</dc:date>
    <meta:editing-duration>PT1H9S</meta:editing-duration>
    <meta:editing-cycles>21</meta:editing-cycles>
    <meta:document-statistic meta:table-count="1" meta:image-count="0" meta:object-count="0" meta:page-count="4" meta:paragraph-count="100" meta:word-count="1158" meta:character-count="7233" meta:non-whitespace-character-count="6151"/>
  </office:meta>
</office:document-meta>
</file>